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B50000041CA4CA146927FF8C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.0043in" fo:margin-top="0in" fo:margin-bottom="0.008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Picture 1" text:anchor-type="as-char" svg:width="10.3528in" svg:height="5.3264in" draw:z-index="0"><draw:image xlink:href="Pictures/10000000000005B50000041CA4CA146927FF8C26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11:56.256049403</meta:creation-date>
    <meta:print-date>2018-03-15T11:16:58.153168425</meta:print-date>
    <dc:date>2018-03-15T11:20:04.068741061</dc:date>
    <meta:editing-duration>PT8M7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5.1.6.2$Linux_X86_64 LibreOffice_project/10m0$Build-2</meta:generator>
  </office:meta>
</office:document-meta>
</file>